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JetBrainsMono NF" svg:font-family="'JetBrainsMono NF'"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a25" officeooo:paragraph-rsid="001d0cb6"/>
    </style:style>
    <style:style style:name="P2" style:family="paragraph" style:parent-style-name="Standard">
      <style:text-properties style:font-name="JetBrainsMono NF" officeooo:rsid="001baa25" officeooo:paragraph-rsid="001d0cb6"/>
    </style:style>
    <style:style style:name="P3" style:family="paragraph" style:parent-style-name="Standard">
      <style:paragraph-properties fo:break-before="page"/>
      <style:text-properties officeooo:rsid="0018c440" officeooo:paragraph-rsid="0018c440"/>
    </style:style>
    <style:style style:name="P4" style:family="paragraph" style:parent-style-name="Standard">
      <style:text-properties officeooo:rsid="0018c440" officeooo:paragraph-rsid="0018c440"/>
    </style:style>
    <style:style style:name="P5" style:family="paragraph" style:parent-style-name="Standard">
      <style:text-properties officeooo:rsid="00196e75" officeooo:paragraph-rsid="00196e75"/>
    </style:style>
    <style:style style:name="P6" style:family="paragraph" style:parent-style-name="Standard">
      <style:text-properties officeooo:rsid="0019c1fb" officeooo:paragraph-rsid="0019c1fb"/>
    </style:style>
    <style:style style:name="P7" style:family="paragraph" style:parent-style-name="Standard">
      <style:paragraph-properties fo:break-before="page"/>
      <style:text-properties officeooo:rsid="00152ba9" officeooo:paragraph-rsid="001d0cb6"/>
    </style:style>
    <style:style style:name="P8" style:family="paragraph" style:parent-style-name="Standard">
      <style:text-properties officeooo:rsid="00152ba9" officeooo:paragraph-rsid="001d0cb6"/>
    </style:style>
    <style:style style:name="P9" style:family="paragraph" style:parent-style-name="Text_20_body" style:list-style-name="L1">
      <style:text-properties officeooo:rsid="00152ba9" officeooo:paragraph-rsid="001d0cb6"/>
    </style:style>
    <style:style style:name="P10" style:family="paragraph" style:parent-style-name="Text_20_body" style:list-style-name="L1">
      <style:text-properties officeooo:rsid="00171642" officeooo:paragraph-rsid="001d0cb6"/>
    </style:style>
    <style:style style:name="T1" style:family="text">
      <style:text-properties officeooo:rsid="0017164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TL.2</text:p>
      <text:p text:style-name="P1"/>
      <text:p text:style-name="P2">Pruning:</text:p>
      <text:p text:style-name="P2"/>
      <text:p text:style-name="P2">x3(x2(x1(C,A), x1(B,A)), x1(x2(C,B),A))</text:p>
      <text:p text:style-name="P2">==== Transformations Regel ====</text:p>
      <text:p text:style-name="P2">x3(x1(x2(C,B), x2(A,A)),x1(x2(C,B),A))</text:p>
      <text:p text:style-name="P2">==== bedingt Irrelevant ====</text:p>
      <text:p text:style-name="P2">x3(x1(x2(C,B),A),x1(x2(C,B),A))</text:p>
      <text:p text:style-name="P2">==== global irrrelecant ====</text:p>
      <text:p text:style-name="P2">x1(x2(C,B),A)</text:p>
      <text:p text:style-name="P2"/>
      <text:p text:style-name="P2">Prunded: x1(x2(C,B),A)</text:p>
      <text:p text:style-name="P3">DTL.3 Weka</text:p>
      <text:p text:style-name="P4"/>
      <text:p text:style-name="P4"/>
      <text:p text:style-name="P4">Nr.1 </text:p>
      <text:p text:style-name="P4"/>
      <text:p text:style-name="P5">Die Confusion Matrix </text:p>
      <text:p text:style-name="P5"/>
      <text:p text:style-name="P5">Für Zoo.csv und dem J48 Algorithmus wird nur ein Lebewesen falsch klassifierizert.</text:p>
      <text:p text:style-name="P5">Einmal wurde ein Amphibie für ein Reptil gehalten.</text:p>
      <text:p text:style-name="P4"/>
      <text:p text:style-name="P4">Nr.2</text:p>
      <text:p text:style-name="P4"/>
      <text:p text:style-name="P4">Nominal ist eine Art enum mit schon definierten möglichen Werten ohen Wertung, sie sind nicht soritert.</text:p>
      <text:p text:style-name="P4">Ordinale werte haben auh eine angabe an möglichen Werten aber eine Wertung / Reihenfolge zu diesen Werten, mit der man sie sortieren kann.</text:p>
      <text:p text:style-name="P4">Strings lassen sich nicht sortieren und haben eine unendliche anzahl an möglichen Werten.</text:p>
      <text:p text:style-name="P4"/>
      <text:p text:style-name="P4">Arff datein liegen im Repo</text:p>
      <text:p text:style-name="P4"/>
      <text:p text:style-name="P4">Nr.3 </text:p>
      <text:p text:style-name="P4"/>
      <text:p text:style-name="P5">Für Zoo und J45 sind die Ergebnisse identisch</text:p>
      <text:p text:style-name="P5">ID3 ließ sich leider starten sowohl für arff als auch für csv</text:p>
      <text:p text:style-name="P5"/>
      <text:p text:style-name="P5">Auf Restaurant ließ sich ID3 anwenden wobei nicht ein Fehler auftratt</text:p>
      <text:p text:style-name="P5">J48 passiertem jedoch 3 Fehler.</text:p>
      <text:p text:style-name="P5"/>
      <text:p text:style-name="P6">Wie beim Zoo lassen sich keine unterschiede in relation zum Dateiformat erkennen.</text:p>
      <text:p text:style-name="P6"/>
      <text:p text:style-name="P6"/>
      <text:p text:style-name="P7">Post Mortem Jacob Frodermann </text:p>
      <text:p text:style-name="P8"/>
      <text:list text:style-name="L1">
        <text:list-item>
          <text:p text:style-name="P9">Zusammenfassung:</text:p>
          <text:p text:style-name="P9">Für Aufgabe 1 sollte man einen Entscheidungs Baum auf einen gegebenen Datensatz trainieren, einmal durch den ID3 Algorithmus einmal durch den CAL3 Algorithmus. Hier habe ich mich dafür entschieden beide Algorithemn in Java zu implementieren.</text:p>
          <text:p text:style-name="P9">Für Aufgabe 2 war ein Baum in linearer Schreibweise gegeben , dieser sollte Schritt für Schritt durch Pruninng Optimiert werden, mit Angabe der durchgeführten schritte.</text:p>
          <text:p text:style-name="P9">Für Aufgabe 3 sollten wir uns das tool Weka angucken, ein Package installieren und einen Entscheidungsbaum auf grundlage von Restaurant.csv und Zoo.csv von aima durch die algorithmen ID3 und C4.5 trainineren. Anschließend sollte man sich mit dem arff format beschäftigen. Dazu sollte man die Confusion Matirx die aus einem Training entstand interpretieren. <text:s/></text:p>
        </text:list-item>
        <text:list-item>
          <text:p text:style-name="P9">Details</text:p>
          <text:p text:style-name="P9">Für Aufgabe 1 hatte ich mich leider Entschieden, dies in Java zu tun. Ich hatte Naiv angenommen, dass aima.core tatsächlich brauchbar für die Aufgaben wäre. Wie sic beider implementation von CAL3 herausgestellt hat, sind sämlliche implementationen eines Decision Trees oder eines Examples gänzlich ungeeigent, da benötigte funktionen einfach fehlen. Daher war es dann für CAL3 einfacher mit der Struktur von 0 anzufangen und nur setup kramm wieder zu verwerten.</text:p>
        </text:list-item>
        <text:list-item>
          <text:p text:style-name="P9">Reflexion</text:p>
          <text:p text:style-name="P9">Der Schwierigste Teil war, den CAL3 Algorithmus zu implementieren, auch mit hilfe von Chatbo<text:span text:style-name="T1">t</text:span>s war es immer noch nicht leicht den Algorithmus gut genug zu verstehen um ihn auch zu implementieren. <text:s/><text:span text:style-name="T1">Auch viel Zeit gekostet hat, ein Unfall wo gpt auf die prompt `erkläre mir den CAL3 <text:s/>Algo` den C4.5 Algorithmus erklärt hat, nach viel Zeit, Frustration und 75% einer C4.5 Implementation später ist mir erst aufgefallen, das der algo aus der Vorlesung doch ein anderer ist.</text:span></text:p>
        </text:list-item>
        <text:list-item>
          <text:p text:style-name="P9">Reflexion</text:p>
          <text:p text:style-name="P10">Ich habe durch das Praktikum gelernt, wie ein DTL funktioniert, wie er aufgebaut / trainiert wird, sowie CAL3 und ID3 im detai funktionieren als auch wie eine implementierung in Java aussehen kann. Auch habe ich verstanden was eine Confusion Matrix aussagt, auch die exitens von Weka war mir vorher nicht bekannt. Auch die Funktions weise des C4.5 Algorithmus ist mir nun leider bekannt. <text:s/></text:p>
        </text:list-item>
        <text:list-item>
          <text:p text:style-name="P9">Link zu Ihrem Repo</text:p>
        </text:list-item>
      </text:list>
      <text:p text:style-name="P8"><text:a xlink:type="simple" xlink:href="https://github.com/JacobFrodermann/KI" text:style-name="Internet_20_link" text:visited-style-name="Visited_20_Internet_20_Link"><text:span text:style-name="T1">https://</text:span>github.com/JacobFrodermann/KI</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JetBrainsMono NF" svg:font-family="'JetBrainsMono NF'"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01:01:06.088975263</meta:creation-date>
    <dc:date>2025-11-10T02:07:34.365245508</dc:date>
    <meta:editing-duration>PT9M23S</meta:editing-duration>
    <meta:editing-cycles>3</meta:editing-cycles>
    <meta:generator>LibreOffice/25.8.2.2$Linux_X86_64 LibreOffice_project/580$Build-2</meta:generator>
    <meta:document-statistic meta:table-count="0" meta:image-count="0" meta:object-count="0" meta:page-count="3" meta:paragraph-count="39" meta:word-count="495" meta:character-count="3284" meta:non-whitespace-character-count="2823"/>
  </office:meta>
</office:document-meta>
</file>